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8FC40000631C8B43F66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TimesNewRomanPS-BoldMT" svg:font-family="TimesNewRomanPS-BoldMT" style:font-family-generic="roman"/>
    <style:font-face style:name="Times New Roman3" svg:font-family="'Times New Roman', Time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style:font-name="Times New Roman" fo:font-size="10pt" style:font-size-asian="10pt" style:font-size-complex="10pt"/>
    </style:style>
    <style:style style:name="P3" style:family="paragraph" style:parent-style-name="Standard">
      <style:text-properties style:font-name="Times New Roman" fo:font-size="12pt" fo:language="en" fo:country="US" style:font-size-asian="12pt" style:font-size-complex="12pt"/>
    </style:style>
    <style:style style:name="P4" style:family="paragraph" style:parent-style-name="Standard">
      <style:paragraph-properties fo:line-height="100%" fo:text-align="start" style:justify-single-word="false"/>
      <style:text-properties style:font-name="Times New Roman" fo:font-size="14pt" fo:language="en" fo:country="US" fo:font-weight="bold" style:font-size-asian="14pt" style:font-weight-asian="bold" style:font-size-complex="14pt" style:font-weight-complex="bold"/>
    </style:style>
    <style:style style:name="P5" style:family="paragraph" style:parent-style-name="Standard">
      <style:text-properties fo:color="#000000" style:font-name="Times New Roman" fo:font-size="10pt" fo:language="en" fo:country="US" fo:font-weight="normal" style:font-name-asian="Times New Roman1" style:font-size-asian="10pt" style:font-weight-asian="normal" style:font-name-complex="Times New Roman1" style:font-size-complex="10pt" style:font-weight-complex="normal"/>
    </style:style>
    <style:style style:name="P6" style:family="paragraph" style:parent-style-name="Standard">
      <style:text-properties fo:color="#000000" style:font-name="Times New Roman" fo:font-size="10pt" fo:font-style="normal" style:font-name-asian="Times New Roman3" style:font-size-asian="10pt" style:font-style-asian="normal" style:font-name-complex="Times New Roman3" style:font-size-complex="10pt" style:font-style-complex="normal"/>
    </style:style>
    <style:style style:name="P7" style:family="paragraph" style:parent-style-name="Standard">
      <style:text-properties fo:color="#000000" style:font-name="Times New Roman" fo:font-size="12pt" fo:language="en" fo:country="US"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list-style-name="L1">
      <style:text-properties style:font-name="Times New Roman" fo:font-size="12pt" fo:language="en" fo:country="US"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fo:language="en" fo:country="US" style:font-name-asian="Times New Roman1" style:font-name-complex="Times New Roman1"/>
    </style:style>
    <style:style style:name="T4" style:family="text">
      <style:text-properties fo:color="#000000" fo:language="en" fo:country="US" fo:font-weight="normal" style:font-name-asian="TimesNewRomanPS-BoldMT" style:font-weight-asian="normal" style:font-name-complex="TimesNewRomanPS-BoldMT" style:font-weight-complex="normal"/>
    </style:style>
    <style:style style:name="T5" style:family="text">
      <style:text-properties fo:color="#000000" fo:language="en" fo:country="US" fo:font-weight="normal" style:font-name-asian="Times New Roman1" style:font-weight-asian="normal" style:font-name-complex="Times New Roman1" style:font-weight-complex="normal"/>
    </style:style>
    <style:style style:name="T6" style:family="text">
      <style:text-properties fo:color="#000000" style:font-name="Times New Roman" fo:language="en" fo:country="US" style:font-name-asian="Times New Roman1" style:font-name-complex="Times New Roman1"/>
    </style:style>
    <style:style style:name="T7" style:family="text">
      <style:text-properties fo:color="#000000" style:font-name="Times New Roman" fo:font-size="10pt" fo:language="en" fo:country="US" fo:font-weight="normal" style:font-name-asian="Times New Roman1" style:font-size-asian="10pt" style:font-weight-asian="normal" style:font-name-complex="Times New Roman1" style:font-size-complex="10pt" style:font-weight-complex="normal"/>
    </style:style>
    <style:style style:name="T8" style:family="text">
      <style:text-properties fo:color="#000000" style:font-name-asian="Times New Roman3" style:font-name-complex="Times New Roman3"/>
    </style:style>
    <style:style style:name="T9" style:family="text">
      <style:text-properties fo:color="#000000" fo:font-style="italic" style:font-name-asian="Times New Roman3" style:font-style-asian="italic" style:font-name-complex="Times New Roman3" style:font-style-complex="italic"/>
    </style:style>
    <style:style style:name="T10" style:family="text">
      <style:text-properties fo:color="#000000" fo:font-style="normal" style:font-name-asian="Times New Roman3" style:font-style-asian="normal" style:font-name-complex="Times New Roman3" style:font-style-complex="normal"/>
    </style:style>
    <style:style style:name="T11" style:family="text">
      <style:text-properties style:font-name="Times New Roman"/>
    </style:style>
    <style:style style:name="T12" style:family="text">
      <style:text-properties style:font-name="Times New Roman" fo:language="en" fo:country="US"/>
    </style:style>
    <style:style style:name="T13" style:family="text">
      <style:text-properties style:font-name="Times New Roman" fo:font-size="10pt" style:font-size-asian="10pt" style:font-size-complex="10pt"/>
    </style:style>
    <style:style style:name="T14" style:family="text">
      <style:text-properties style:font-name="Times New Roman" fo:font-size="10pt" fo:language="en" fo:country="US" style:font-size-asian="10pt" style:font-size-complex="10pt"/>
    </style:style>
    <style:style style:name="T15" style:family="text">
      <style:text-properties fo:font-weight="normal" style:font-name-asian="TimesNewRomanPS-BoldMT" style:font-weight-asian="normal" style:font-name-complex="TimesNewRomanPS-BoldMT" style:font-weight-complex="normal"/>
    </style:style>
    <style:style style:name="T16" style:family="text">
      <style:text-properties style:font-name="Times New Roman2"/>
    </style:style>
    <style:style style:name="T1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3%"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ummary of 'DebugIT – Ontology-mediated layered Data Integration for real-time Antibiotics Resistance Surveillance'</text:p>
      <text:p text:style-name="P3"/>
      <text:p text:style-name="P3">The DebugIT project is a good reference for analyzing how medical data integration can be done though this project didn't use a dataspace approach but an ontology-mediated [2] approach. DebugIT stands for 'Detecting and Eleminating Bacteria Using Information Technology' and its main goal is to provide a platform for high-throughput analysis of distributed clinical data as a response to the spread of antibiotic resistance of infectious pathogens in European hospitals[3]. </text:p>
      <text:p text:style-name="P3">The team of the DebugIT project released the architecture of their system in [1]. </text:p>
      <text:p text:style-name="P3">In that paper it is stated, that the system uses an ontology-based approach for allowing antibiotics resistance data semantically and geographically interoperable. This makes it possible to integrate distributed clinical data EU-wide in real-time for monitoring antibiotic resistance. As well, the system is structured in four tiers and works in a service oriented manner (SOA). Figure 1 shows the layered architecture of the DebugIT's system: </text:p>
      <text:p text:style-name="P3"/>
      <text:p text:style-name="P3"><draw:frame draw:style-name="fr1" draw:name="Rahmen2" text:anchor-type="paragraph" svg:width="17cm" svg:height="11.756cm" style:rel-height="scale-min" draw:z-index="0"><draw:text-box><text:p text:style-name="Figure"><draw:frame draw:style-name="fr2" draw:name="Grafik2" text:anchor-type="paragraph" svg:width="17cm" svg:height="11.756cm" style:rel-height="scale" draw:z-index="1"><draw:image xlink:href="Pictures/2000000700008FC40000631C8B43F668.svm" xlink:type="simple" xlink:show="embed" xlink:actuate="onLoad"/><svg:title>Figure 1</svg:title><svg:desc>The layered mediator architecture of the DebugIT project</svg:desc></draw:frame>Figure <text:sequence text:ref-name="refFigure0" text:name="Figure" text:formula="ooow:Figure+1" style:num-format="1">1</text:sequence>: The layered mediator architecture of the DebugIT project</text:p></draw:text-box></draw:frame></text:p>
      <text:p text:style-name="P3"/>
      <text:p text:style-name="P3">Altogether there are 3 data representation layers marked with the Roman Numerals I-III. The query flow between the data layers is specified with 1-3 and the corresponding mappings are given with the Greek letters <text:span text:style-name="T16">α</text:span>, <text:span text:style-name="T16">β</text:span> and <text:span text:style-name="T16">γ</text:span>.</text:p>
      <text:p text:style-name="P3"/>
      <text:p text:style-name="P3">On the first integration layer (I) relational data are lexical normalized by the use of mappings of medical terminology and morphosemantic mapping employed by the Averbis Morphosaurus software[8]. Ambiguities can be enriched with ontological expressions (formulated in OWL) on the integration layers II and III. The layer II works with RDF data, wherefore relational data from the layer I is transformed to RDF through <text:span text:style-name="T1">D2R mapping calls</text:span><text:span text:style-name="T2">[11]</text:span><text:span text:style-name="T1"> </text:span><text:span text:style-name="T2">on the first mediation layer (1)</text:span>. On the second integration layer information about the data and their corresponding vocabulary is stored <text:soft-page-break/>in <text:span text:style-name="T1">Data Definition Ontologies</text:span> (DDOs)[9]. A DDO bridges a local data model and a semi-formal data model on the local mediation layer for integrating syntactic data and provides an <text:span text:style-name="T1">Extract, Transform, Load (ETL)-process</text:span><text:span text:style-name="T2">[10]</text:span> for the next integration layer. For each Clinical Data Repository (CDR) such a DDO is locally created. </text:p>
      <text:p text:style-name="P3">Layer II contains also a SPARQL endpoint, for allowing Layer III to query its data. These queries are specified through <text:span text:style-name="T1">Data Set SPARQL Query</text:span> (DSSQ). </text:p>
      <text:p text:style-name="P3">On the second mediation layer (2) the local DDO data is bind to the global <text:span text:style-name="T1">DebugIT Core Ontology</text:span> (DCO) [4], the data representation of layer III. The corresponding mapping (2) is done through DDO2DCO using the N3 language [5] and <text:span text:style-name="T1">Simple Knowledge Organization Structure</text:span> (SKOS) mappings[6]. The binding is done through the Euler Eye Reasoner [7].</text:p>
      <text:p text:style-name="P3">Data layer III represents a virtual Clinical Data Repository (vCDR), which joins the local Clinical Information Systems (CISs). Through the virtualisation data of all CIS can be globally queried and privacy issues can properly be handled.</text:p>
      <text:p text:style-name="P3">Also on layer III clinical analyses can be performed over Clinical Analysis SPARQL Queries (CASQ (3)). On the last layer (IV) a user or a monitoring tool can integratively query distributed clinical data.</text:p>
      <text:p text:style-name="P3">Summarizing it, the mapping is performed iteratively in a stack-like manner:</text:p>
      <text:p text:style-name="P3">The first mapping <text:span text:style-name="T16">α</text:span> (D2R mappings) transforms the relational database layer (I) to the RDF representation layer (II). The next mapping <text:span text:style-name="T16">β</text:span> (N3 and SKOS) transforms the RDF layer II to the Domain Ontology (OO) layer III, where the data is globally queryable as CASQ over mapping <text:span text:style-name="T16">γ (DCO and OO)</text:span>. <text:s/></text:p>
      <text:p text:style-name="P3"/>
      <text:p text:style-name="P3">Advantages and disadvantages: Query complexity and lesser source transparency are known disadvantages of a wrapper-mediator architecture. As a comprising system would need to cover veterinary resistance occurrence, the system can be still seen as limited. </text:p>
      <text:p text:style-name="P3"/>
      <text:p text:style-name="P3">Key advantages:</text:p>
      <text:list xml:id="list3087773781634650148" text:style-name="L1">
        <text:list-item>
          <text:p text:style-name="P8">The DebugIT monitoring tools access hospital data in real-time, hence allowing early trend discovery and opportunities for early interventions. Most of the other existing monitoring systems have a low timely resolution in reverse.</text:p>
        </text:list-item>
        <text:list-item>
          <text:p text:style-name="P8">DebugIT is not limited to a certain selected set of bacteria or sampling methods, but potentially includes all bacteria and strains as found in the hospital data that can be mapped to a DCO/Uniprot taxonomity.</text:p>
        </text:list-item>
        <text:list-item>
          <text:p text:style-name="P8">DebugIT stores data in a re-usable, semantically formal and traceable way.</text:p>
        </text:list-item>
      </text:list>
      <text:p text:style-name="P3"/>
      <text:p text:style-name="P3"/>
      <text:p text:style-name="P3"/>
      <text:p text:style-name="P1"><text:span text:style-name="T12">[1] DebugIT: Ontology-mediated Layered Data Integration for Real-time Antibiotics Resistance Surveillance, </text:span><text:span text:style-name="T6">Daniel Schober, Remy Choquet, Kristof Depraetere, Frank Enders, Philipp Daumked, Marie-Christine Jaulent, Douglas Teodoro, Emilie Pasche, Christian Lovis, Martin Boeker, Proceedings of the 7th International Workshop on Semantic Web Applications </text:span><text:span text:style-name="T12">and Tools for Life Sciences, Berlin, Germany, December 9-11, 2014, </text:span><text:a xlink:type="simple" xlink:href="http://ceur-ws.org/Vol-1320/paper_22.pdf" text:style-name="Internet_20_link" text:visited-style-name="Visited_20_Internet_20_Link"><text:span text:style-name="T11">http://ceur-ws.org/Vol-1320/paper_22.pdf</text:span></text:a></text:p>
      <text:p text:style-name="Standard"><text:span text:style-name="T14">[2] Dataspace Integration for Medical Research, Dissertation, Sebastian H.R. Wurst, </text:span><text:a xlink:type="simple" xlink:href="http://nbn-resolving.de/urn/resolver.pl?urn:nbn:de:bvb:91-diss-20101125-981761-1-1" text:style-name="Internet_20_link" text:visited-style-name="Visited_20_Internet_20_Link"><text:span text:style-name="T17">http://nbn-resolving.de/urn/resolver.pl?urn:nbn:de:bvb:91-diss-20101125-981761-1-1</text:span></text:a><text:span text:style-name="T17"> , p.41</text:span></text:p>
      <text:p text:style-name="P1"><text:span text:style-name="T6">[3] </text:span><text:a xlink:type="simple" xlink:href="https://portal.uni-freiburg.de/imbi/sections/mi-en/projects/debugit?set_language=en" text:style-name="Internet_20_link" text:visited-style-name="Visited_20_Internet_20_Link"><text:span text:style-name="T11">https://portal.uni-freiburg.de/imbi/sections/mi-en/projects/debugit?set_language=en</text:span></text:a><text:span text:style-name="T6">, last accessed 2015-11-09</text:span></text:p>
      <text:p text:style-name="P2"><text:span text:style-name="T3">[4] </text:span><text:span text:style-name="T4">Developing DCO: The DebugIT Core Ontology </text:span><text:span text:style-name="T15">for Antibiotics Resistence Modelling, Daniel Schober and Ilinca Tudose and Martin Boeker</text:span></text:p>
      <text:p text:style-name="Standard"><text:span text:style-name="T7">[5] </text:span><text:a xlink:type="simple" xlink:href="http://www.w3.org/TeamSubmission/n3/" text:style-name="Internet_20_link" text:visited-style-name="Visited_20_Internet_20_Link"><text:span text:style-name="T13">http://www.w3.org/TeamSubmission/n3/</text:span></text:a><text:span text:style-name="T7"> </text:span></text:p>
      <text:p text:style-name="Standard"><text:span text:style-name="T7">[6] </text:span><text:a xlink:type="simple" xlink:href="http://www.w3.org/TR/2009/REC-skos-reference-20090818/" text:style-name="Internet_20_link" text:visited-style-name="Visited_20_Internet_20_Link"><text:span text:style-name="T13">http://www.w3.org/TR/2009/REC-skos-reference-20090818/</text:span></text:a></text:p>
      <text:p text:style-name="Standard"><text:span text:style-name="T7">[7] </text:span><text:a xlink:type="simple" xlink:href="http://eulersharp.sourceforge.net/" text:style-name="Internet_20_link" text:visited-style-name="Visited_20_Internet_20_Link"><text:span text:style-name="T13">http://eulersharp.sourceforge.net/</text:span></text:a><text:span text:style-name="T7"> </text:span></text:p>
      <text:p text:style-name="P5">[8] http://www.freidok.uni-freiburg.de/volltexte/4932/pdf/diss_daumke.pdf , last accessed 2015-11-10</text:p>
      <text:p text:style-name="P2"><text:span text:style-name="T5">[9] </text:span><text:span text:style-name="T8">Assélé Kama A, Primadhanty A, Choquet R, Teodoro D, Enders F, Duclos C, u. a. Data Definition Ontology for clinical data integration and querying. </text:span><text:span text:style-name="T9">Stud Health Technol In-form</text:span><text:span text:style-name="T10">. 2012;180:38–42. </text:span></text:p>
      <text:p text:style-name="P2"><text:span text:style-name="T10">[10] </text:span><text:a xlink:type="simple" xlink:href="https://en.wikipedia.org/wiki/Extract,_transform,_load" text:style-name="Internet_20_link" text:visited-style-name="Visited_20_Internet_20_Link">https://en.wikipedia.org/wiki/Extract,_transform,_load</text:a><text:span text:style-name="T10"> , last accessed 2015-11-10</text:span></text:p>
      <text:p text:style-name="P6">[11] D2R definition</text:p>
      <text:p text:style-name="P5"><text:soft-page-break/></text:p>
      <text:p text:style-name="P3">Useful statements:</text:p>
      <text:p text:style-name="P7">“The heterogeneity in the resistance measurement results in difficulties to compare international resistance data and introduces a blur into the integrated data quality. The main factor hindering harmonization of monitoring efforts is a lack of a commonly agreed definition for resistance and epidemiological cut-off values, as these values are compound and methodology dependent [19]. A look at an analysis on the validity and potential bias of surveyed resistance data [20] can prove useful to avoid inclusion of low impact data and will foster agreement what to include in the respective ontologies, rendering data validity more robu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tyle:font-family-generic="roman"/>
    <style:font-face style:name="Times New Roman1" svg:font-family="'Times New Roman', 'Times New Roman'" style:font-family-generic="roman"/>
    <style:font-face style:name="TimesNewRomanPS-BoldMT" svg:font-family="TimesNewRomanPS-BoldMT" style:font-family-generic="roman"/>
    <style:font-face style:name="Times New Roman3" svg:font-family="'Times New Roman', Time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08-18T13:48:55.36</meta:creation-date>
    <meta:generator>OpenOffice/4.1.1$Win32 OpenOffice.org_project/411m6$Build-9775</meta:generator>
    <dc:date>2015-11-18T14:42:45.77</dc:date>
    <dc:creator>David Goeth</dc:creator>
    <meta:editing-duration>PT18H34M50S</meta:editing-duration>
    <meta:editing-cycles>152</meta:editing-cycles>
    <meta:document-statistic meta:table-count="0" meta:image-count="1" meta:object-count="0" meta:page-count="3" meta:paragraph-count="31" meta:word-count="918" meta:character-count="6479"/>
  </office:meta>
</office:document-meta>
</file>